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8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35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ce35"/>
        <table:table-column table:style-name="co12" table:number-columns-repeated="248" table:default-cell-style-name="ce35"/>
        <table:table-column table:style-name="co12" table:default-cell-style-name="Default"/>
        <table:table-row table:style-name="ro5">
          <table:table-cell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style-name="ce35"/>
          <table:covered-table-cell/>
          <table:table-cell table:number-columns-repeated="249"/>
        </table:table-row>
        <table:table-row table:style-name="ro5" table:number-rows-repeated="3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number-columns-repeated="250"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number-columns-repeated="250"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2"/>
          <table:table-cell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/>
          <table:table-cell table:style-name="ce38" table:number-columns-repeated="247"/>
          <table:table-cell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 table:number-rows-repeated="2">
          <table:table-cell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 table:style-name="Default"/>
          <table:table-cell table:number-columns-repeated="248"/>
        </table:table-row>
        <table:table-row table:style-name="ro9">
          <table:table-cell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number-columns-repeated="249"/>
        </table:table-row>
        <table:table-row table:style-name="ro9" table:number-rows-repeated="2">
          <table:table-cell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number-columns-repeated="249"/>
        </table:table-row>
        <table:table-row table:style-name="ro9">
          <table:table-cell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number-columns-repeated="249"/>
        </table:table-row>
        <table:table-row table:style-name="ro9" table:number-rows-repeated="6">
          <table:table-cell table:number-columns-repeated="6"/>
          <table:table-cell table:style-name="Default"/>
          <table:table-cell table:number-columns-repeated="249"/>
        </table:table-row>
        <table:table-row table:style-name="ro5" table:number-rows-repeated="11">
          <table:table-cell/>
          <table:table-cell table:style-name="ce35" table:number-columns-repeated="2"/>
          <table:table-cell table:style-name="ce61"/>
          <table:table-cell table:style-name="ce35" table:number-columns-repeated="2"/>
          <table:table-cell table:number-columns-repeated="250"/>
        </table:table-row>
        <table:table-row table:style-name="ro17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7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1015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1">
            <text:p>1</text:p>
          </table:table-cell>
          <table:table-cell table:style-name="ce118" table:formula="of:=COUNTIF([.L$7:.L$885];[.$J1])" office:value-type="float" office:value="0">
            <text:p>0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/>
          <table:table-cell table:style-name="ce134" table:number-columns-repeated="2"/>
          <table:table-cell table:style-name="ce137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001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office:value-type="string">
            <text:p>Passed</text:p>
          </table:table-cell>
          <table:table-cell table:style-name="ce127" table:number-columns-repeated="3"/>
          <table:table-cell table:style-name="ce135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user</text:span></text:p>
            <text:p><text:span text:style-name="T5">- Click on My Spaces on Admin bar → </text:span><text:span text:style-name="T5">click on My Spaces tab</text:span></text:p>
            <text:p><text:span text:style-name="T5">- On Space list, click on space's name or </text:span><text:span text:style-name="T5">avatar of 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Like/Unlike an activity</text:span></text:p>
            <text:p>- Click on Add/Delete Comment</text:p>
            <text:p><text:span text:style-name="T6">- Click on Delete 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invited users:</text:span></text:p>
            <text:p><text:span text:style-name="T6">+ Go to My space –&gt; Invitations </text:span><text:span text:style-name="T6">Received tab and click on Accept </text:span></text:p>
            <text:p><text:span text:style-name="T6">+ Another user click on 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ao.pham</text:p>
          </table:table-cell>
          <table:table-cell table:style-name="ce128" table:number-columns-repeated="4"/>
          <table:table-cell table:style-name="ce136" table:number-columns-repeated="5"/>
          <table:table-cell table:style-name="ce138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added and is showed on </text:span><text:span text:style-name="T5">navigation of space.</text:span></text:p>
            <text:p><text:span text:style-name="T5">- Node/Page's node is update with all </text:span><text:span text:style-name="T5">changed value</text:span></text:p>
            <text:p><text:span text:style-name="T5">- Node is deleted and is not showed on </text:span><text:span text:style-name="T5">space's navigation </text:span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ao.pham</text:p>
          </table:table-cell>
          <table:table-cell table:style-name="ce129"/>
          <table:table-cell table:style-name="ce128" table:number-columns-repeated="3"/>
          <table:table-cell table:style-name="ce136" table:number-columns-repeated="5"/>
          <table:table-cell table:style-name="ce138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Remove Connection button</text:span></text:p>
            <text:p/>
          </table:table-cell>
          <table:table-cell table:style-name="ce104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ao.pham</text:p>
          </table:table-cell>
          <table:table-cell table:style-name="ce93" table:number-columns-repeated="1013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<text:span text:style-name="T6">- Go to My Connections/Requests 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ao.pham</text:p>
          </table:table-cell>
          <table:table-cell table:style-name="ce93" table:number-columns-repeated="1013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link is show on user's activities </text:span><text:span text:style-name="T6">portlet and will be shared with user's </text:span><text:span text:style-name="T6">friend</text:span></text:p>
            <text:p><text:span text:style-name="T6">- Added file is show on user's activities </text:span><text:span text:style-name="T6">portlet and will be shared with user's </text:span><text:span text:style-name="T6">friend</text:span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Like/Unlike 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user's 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52" table:number-rows-repeated="201">
          <table:table-cell table:number-columns-repeated="1023"/>
        </table:table-row>
        <table:table-row table:style-name="ro52" table:number-rows-repeated="10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15:4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4-04T15:45:36</dc:date>
    <meta:editing-cycles>247</meta:editing-cycles>
    <meta:editing-duration>P3DT16H1M8S</meta:editing-duration>
    <meta:document-statistic meta:table-count="4" meta:cell-count="623" meta:object-count="1"/>
    <meta:user-defined meta:name="Info 1"/>
    <meta:user-defined meta:name="Info 2"/>
    <meta:user-defined meta:name="Info 3"/>
    <meta:user-defined meta:name="Info 4"/>
  </office:meta>
</office:document-meta>
</file>